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9cm" svg:height="9.005cm" svg:x="25.072cm" svg:y="8.154cm">
            <draw:object draw:notify-on-update-of-ranges="Sheet1.B2:Sheet1.R2 Sheet1.A4:Sheet1.A4 Sheet1.B4:Sheet1.L4 Sheet1.B2:Sheet1.R2 Sheet1.A5:Sheet1.A5 Sheet1.B5:Sheet1.L5 Sheet1.B2:Sheet1.R2 Sheet1.A6:Sheet1.A6 Sheet1.B6:Sheet1.L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.953cm" svg:y="8.361cm">
            <draw:object draw:notify-on-update-of-ranges="Sheet1.B2:Sheet1.R2 Sheet1.A8:Sheet1.A8 Sheet1.B8:Sheet1.M8 Sheet1.B2:Sheet1.R2 Sheet1.A9:Sheet1.A9 Sheet1.B9:Sheet1.M9 Sheet1.B2:Sheet1.R2 Sheet1.A10:Sheet1.A10 Sheet1.B10:Sheet1.M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ORTING ALGO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00" calcext:value-type="float">
            <text:p>1000000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.004722" calcext:value-type="float">
            <text:p>0.004722</text:p>
          </table:table-cell>
          <table:table-cell office:value-type="float" office:value="0.025337" calcext:value-type="float">
            <text:p>0.025337</text:p>
          </table:table-cell>
          <table:table-cell office:value-type="float" office:value="0.077932" calcext:value-type="float">
            <text:p>0.077932</text:p>
          </table:table-cell>
          <table:table-cell office:value-type="float" office:value="0.16907" calcext:value-type="float">
            <text:p>0.16907</text:p>
          </table:table-cell>
          <table:table-cell office:value-type="float" office:value="0.305881" calcext:value-type="float">
            <text:p>0.305881</text:p>
          </table:table-cell>
          <table:table-cell office:value-type="float" office:value="2.12295" calcext:value-type="float">
            <text:p>2.12295</text:p>
          </table:table-cell>
          <table:table-cell office:value-type="float" office:value="8.93003" calcext:value-type="float">
            <text:p>8.93003</text:p>
          </table:table-cell>
          <table:table-cell office:value-type="float" office:value="21.2633" calcext:value-type="float">
            <text:p>21.2633</text:p>
          </table:table-cell>
          <table:table-cell office:value-type="float" office:value="36.7271" calcext:value-type="float">
            <text:p>36.7271</text:p>
          </table:table-cell>
          <table:table-cell office:value-type="float" office:value="230.649" calcext:value-type="float">
            <text:p>230.649</text:p>
          </table:table-cell>
          <table:table-cell office:value-type="float" office:value="2553.7" calcext:value-type="float">
            <text:p>2553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0.018898" calcext:value-type="float">
            <text:p>0.018898</text:p>
          </table:table-cell>
          <table:table-cell office:value-type="float" office:value="0.064381" calcext:value-type="float">
            <text:p>0.064381</text:p>
          </table:table-cell>
          <table:table-cell office:value-type="float" office:value="0.074613" calcext:value-type="float">
            <text:p>0.074613</text:p>
          </table:table-cell>
          <table:table-cell office:value-type="float" office:value="0.451447" calcext:value-type="float">
            <text:p>0.451447</text:p>
          </table:table-cell>
          <table:table-cell office:value-type="float" office:value="2.03604" calcext:value-type="float">
            <text:p>2.03604</text:p>
          </table:table-cell>
          <table:table-cell office:value-type="float" office:value="4.13463" calcext:value-type="float">
            <text:p>4.13463</text:p>
          </table:table-cell>
          <table:table-cell office:value-type="float" office:value="7.4117" calcext:value-type="float">
            <text:p>7.4117</text:p>
          </table:table-cell>
          <table:table-cell office:value-type="float" office:value="48.2513" calcext:value-type="float">
            <text:p>48.2513</text:p>
          </table:table-cell>
          <table:table-cell office:value-type="float" office:value="492.391" calcext:value-type="float">
            <text:p>492.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22701" calcext:value-type="float">
            <text:p>0.022701</text:p>
          </table:table-cell>
          <table:table-cell office:value-type="float" office:value="0.104946" calcext:value-type="float">
            <text:p>0.104946</text:p>
          </table:table-cell>
          <table:table-cell office:value-type="float" office:value="0.274644" calcext:value-type="float">
            <text:p>0.274644</text:p>
          </table:table-cell>
          <table:table-cell office:value-type="float" office:value="0.306035" calcext:value-type="float">
            <text:p>0.306035</text:p>
          </table:table-cell>
          <table:table-cell office:value-type="float" office:value="2.10512" calcext:value-type="float">
            <text:p>2.10512</text:p>
          </table:table-cell>
          <table:table-cell office:value-type="float" office:value="8.77707" calcext:value-type="float">
            <text:p>8.77707</text:p>
          </table:table-cell>
          <table:table-cell office:value-type="float" office:value="20.264" calcext:value-type="float">
            <text:p>20.264</text:p>
          </table:table-cell>
          <table:table-cell office:value-type="float" office:value="43.5878" calcext:value-type="float">
            <text:p>43.5878</text:p>
          </table:table-cell>
          <table:table-cell office:value-type="float" office:value="370.265" calcext:value-type="float">
            <text:p>370.265</text:p>
          </table:table-cell>
          <table:table-cell office:value-type="float" office:value="2054.99" calcext:value-type="float">
            <text:p>2054.99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ERGE SORT</text:p>
          </table:table-cell>
          <table:table-cell table:style-name="ce1" office:value-type="float" office:value="0.000541" calcext:value-type="float">
            <text:p>5.41E-004</text:p>
          </table:table-cell>
          <table:table-cell table:style-name="ce1" office:value-type="float" office:value="0.001593" calcext:value-type="float">
            <text:p>1.59E-003</text:p>
          </table:table-cell>
          <table:table-cell table:style-name="ce1" office:value-type="float" office:value="0.001684" calcext:value-type="float">
            <text:p>1.68E-003</text:p>
          </table:table-cell>
          <table:table-cell table:style-name="ce1" office:value-type="float" office:value="0.003611" calcext:value-type="float">
            <text:p>3.61E-003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12187" calcext:value-type="float">
            <text:p>0.012187</text:p>
          </table:table-cell>
          <table:table-cell office:value-type="float" office:value="0.015738" calcext:value-type="float">
            <text:p>0.015738</text:p>
          </table:table-cell>
          <table:table-cell office:value-type="float" office:value="0.020346" calcext:value-type="float">
            <text:p>0.020346</text:p>
          </table:table-cell>
          <table:table-cell office:value-type="float" office:value="0.055479" calcext:value-type="float">
            <text:p>0.055479</text:p>
          </table:table-cell>
          <table:table-cell office:value-type="float" office:value="0.178287" calcext:value-type="float">
            <text:p>0.178287</text:p>
          </table:table-cell>
          <table:table-cell office:value-type="float" office:value="0.241731" calcext:value-type="float">
            <text:p>0.241731</text:p>
          </table:table-cell>
          <table:table-cell office:value-type="float" office:value="0.794899" calcext:value-type="float">
            <text:p>0.794899</text:p>
          </table:table-cell>
          <table:table-cell office:value-type="float" office:value="1.65071" calcext:value-type="float">
            <text:p>1.65071</text:p>
          </table:table-cell>
          <table:table-cell office:value-type="float" office:value="3.42147" calcext:value-type="float">
            <text:p>3.42147</text:p>
          </table:table-cell>
          <table:table-cell office:value-type="float" office:value="39.2489" calcext:value-type="float">
            <text:p>39.2489</text:p>
          </table:table-cell>
          <table:table-cell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07006" calcext:value-type="float">
            <text:p>0.007006</text:p>
          </table:table-cell>
          <table:table-cell office:value-type="float" office:value="0.007967" calcext:value-type="float">
            <text:p>0.007967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7735" calcext:value-type="float">
            <text:p>0.017735</text:p>
          </table:table-cell>
          <table:table-cell office:value-type="float" office:value="0.023418" calcext:value-type="float">
            <text:p>0.023418</text:p>
          </table:table-cell>
          <table:table-cell office:value-type="float" office:value="0.062879" calcext:value-type="float">
            <text:p>0.062879</text:p>
          </table:table-cell>
          <table:table-cell office:value-type="float" office:value="0.203839" calcext:value-type="float">
            <text:p>0.203839</text:p>
          </table:table-cell>
          <table:table-cell office:value-type="float" office:value="0.282439" calcext:value-type="float">
            <text:p>0.282439</text:p>
          </table:table-cell>
          <table:table-cell office:value-type="float" office:value="0.753842" calcext:value-type="float">
            <text:p>0.753842</text:p>
          </table:table-cell>
          <table:table-cell office:value-type="float" office:value="1.60751" calcext:value-type="float">
            <text:p>1.60751</text:p>
          </table:table-cell>
          <table:table-cell office:value-type="float" office:value="3.27157" calcext:value-type="float">
            <text:p>3.27157</text:p>
          </table:table-cell>
          <table:table-cell office:value-type="float" office:value="37.0089" calcext:value-type="float">
            <text:p>37.0089</text:p>
          </table:table-cell>
          <table:table-cell/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2316" calcext:value-type="float">
            <text:p>0.002316</text:p>
          </table:table-cell>
          <table:table-cell office:value-type="float" office:value="0.003376" calcext:value-type="float">
            <text:p>0.003376</text:p>
          </table:table-cell>
          <table:table-cell office:value-type="float" office:value="0.004157" calcext:value-type="float">
            <text:p>0.004157</text:p>
          </table:table-cell>
          <table:table-cell office:value-type="float" office:value="0.005193" calcext:value-type="float">
            <text:p>0.005193</text:p>
          </table:table-cell>
          <table:table-cell office:value-type="float" office:value="0.008937" calcext:value-type="float">
            <text:p>0.008937</text:p>
          </table:table-cell>
          <table:table-cell office:value-type="float" office:value="0.020355" calcext:value-type="float">
            <text:p>0.020355</text:p>
          </table:table-cell>
          <table:table-cell office:value-type="float" office:value="0.031843" calcext:value-type="float">
            <text:p>0.031843</text:p>
          </table:table-cell>
          <table:table-cell office:value-type="float" office:value="0.041302" calcext:value-type="float">
            <text:p>0.041302</text:p>
          </table:table-cell>
          <table:table-cell office:value-type="float" office:value="0.111543" calcext:value-type="float">
            <text:p>0.111543</text:p>
          </table:table-cell>
          <table:table-cell office:value-type="float" office:value="0.386427" calcext:value-type="float">
            <text:p>0.386427</text:p>
          </table:table-cell>
          <table:table-cell office:value-type="float" office:value="0.547756" calcext:value-type="float">
            <text:p>0.547756</text:p>
          </table:table-cell>
          <table:table-cell office:value-type="float" office:value="1.73727" calcext:value-type="float">
            <text:p>1.73727</text:p>
          </table:table-cell>
          <table:table-cell office:value-type="float" office:value="3.73936" calcext:value-type="float">
            <text:p>3.73936</text:p>
          </table:table-cell>
          <table:table-cell office:value-type="float" office:value="8.41133" calcext:value-type="float">
            <text:p>8.41133</text:p>
          </table:table-cell>
          <table:table-cell office:value-type="float" office:value="111.51" calcext:value-type="float">
            <text:p>111.51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ARCHING ALG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NARY SEARCH</text:p>
          </table:table-cell>
          <table:table-cell table:style-name="ce1" office:value-type="float" office:value="0.000016" calcext:value-type="float">
            <text:p>1.60E-005</text:p>
          </table:table-cell>
          <table:table-cell table:style-name="ce1" office:value-type="float" office:value="0.000008" calcext:value-type="float">
            <text:p>8.00E-0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QUENTIAL SEARCH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08:15:28.152290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0:34:41.591324620</meta:creation-date>
    <dc:date>2017-12-08T14:22:17.943260614</dc:date>
    <meta:editing-duration>PT9M3S</meta:editing-duration>
    <meta:editing-cycles>4</meta:editing-cycles>
    <meta:generator>LibreOffice/4.2.8.2$Linux_X86_64 LibreOffice_project/420m0$Build-2</meta:generator>
    <meta:document-statistic meta:table-count="1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1.656cm" svg:y="3.706cm" style:legend-expansion="high" chart:style-name="ch2"/>
        <chart:plot-area chart:style-name="ch3" table:cell-range-address="Sheet1.B2:Sheet1.R2 Sheet1.A4:Sheet1.L6" chart:data-source-has-labels="column" svg:x="0.221cm" svg:y="0.396cm" svg:width="11.899cm" svg:height="8.64cm">
          <chartooo:coordinate-region svg:x="1.213cm" svg:y="0.595cm" svg:width="10.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L4" chart:label-cell-address="Sheet1.A4:Sheet1.A4" chart:class="chart:scatter">
            <chart:domain table:cell-range-address="Sheet1.B2:Sheet1.R2"/>
            <chart:data-point chart:repeated="17"/>
          </chart:series>
          <chart:series chart:style-name="ch7" chart:values-cell-range-address="Sheet1.B5:Sheet1.L5" chart:label-cell-address="Sheet1.A5:Sheet1.A5" chart:class="chart:scatter">
            <chart:data-point chart:repeated="17"/>
          </chart:series>
          <chart:series chart:style-name="ch8" chart:values-cell-range-address="Sheet1.B6:Sheet1.L6" chart:label-cell-address="Sheet1.A6:Sheet1.A6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B2:Sheet1.R2</svg:desc>
                </draw:g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7500">
                <text:p>7500</text:p>
              </table:table-cell>
              <table:table-cell office:value-type="float" office:value="10000">
                <text:p>100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250000">
                <text:p>250000</text:p>
              </table:table-cell>
              <table:table-cell office:value-type="float" office:value="750000">
                <text:p>750000</text:p>
              </table:table-cell>
              <table:table-cell office:value-type="float" office:value="1000000">
                <text:p>1000000</text:p>
              </table:table-cell>
              <table:table-cell office:value-type="float" office:value="2500000">
                <text:p>25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string">
                <text:p>BUBBLE SORT</text:p>
                <draw:g>
                  <svg:desc>Sheet1.A4:Sheet1.A4</svg:desc>
                </draw:g>
              </table:table-cell>
              <table:table-cell office:value-type="float" office:value="0.004722">
                <text:p>0.004722</text:p>
                <draw:g>
                  <svg:desc>Sheet1.B4:Sheet1.L4</svg:desc>
                </draw:g>
              </table:table-cell>
              <table:table-cell office:value-type="float" office:value="0.025337">
                <text:p>0.025337</text:p>
              </table:table-cell>
              <table:table-cell office:value-type="float" office:value="0.077932">
                <text:p>0.077932</text:p>
              </table:table-cell>
              <table:table-cell office:value-type="float" office:value="0.16907">
                <text:p>0.16907</text:p>
              </table:table-cell>
              <table:table-cell office:value-type="float" office:value="0.305881">
                <text:p>0.305881</text:p>
              </table:table-cell>
              <table:table-cell office:value-type="float" office:value="2.12295">
                <text:p>2.12295</text:p>
              </table:table-cell>
              <table:table-cell office:value-type="float" office:value="8.93003">
                <text:p>8.93003</text:p>
              </table:table-cell>
              <table:table-cell office:value-type="float" office:value="21.2633">
                <text:p>21.2633</text:p>
              </table:table-cell>
              <table:table-cell office:value-type="float" office:value="36.7271">
                <text:p>36.7271</text:p>
              </table:table-cell>
              <table:table-cell office:value-type="float" office:value="230.649">
                <text:p>230.649</text:p>
              </table:table-cell>
              <table:table-cell office:value-type="float" office:value="2553.7">
                <text:p>2553.7</text:p>
              </table:table-cell>
            </table:table-row>
            <table:table-row>
              <table:table-cell office:value-type="string">
                <text:p>INSERTION SORT</text:p>
                <draw:g>
                  <svg:desc>Sheet1.A5:Sheet1.A5</svg:desc>
                </draw:g>
              </table:table-cell>
              <table:table-cell office:value-type="float" office:value="0.000703">
                <text:p>0.000703</text:p>
                <draw:g>
                  <svg:desc>Sheet1.B5:Sheet1.L5</svg:desc>
                </draw:g>
              </table:table-cell>
              <table:table-cell office:value-type="float" office:value="0.007152">
                <text:p>0.007152</text:p>
              </table:table-cell>
              <table:table-cell office:value-type="float" office:value="0.018898">
                <text:p>0.018898</text:p>
              </table:table-cell>
              <table:table-cell office:value-type="float" office:value="0.064381">
                <text:p>0.064381</text:p>
              </table:table-cell>
              <table:table-cell office:value-type="float" office:value="0.074613">
                <text:p>0.074613</text:p>
              </table:table-cell>
              <table:table-cell office:value-type="float" office:value="0.451447">
                <text:p>0.451447</text:p>
              </table:table-cell>
              <table:table-cell office:value-type="float" office:value="2.03604">
                <text:p>2.03604</text:p>
              </table:table-cell>
              <table:table-cell office:value-type="float" office:value="4.13463">
                <text:p>4.13463</text:p>
              </table:table-cell>
              <table:table-cell office:value-type="float" office:value="7.4117">
                <text:p>7.4117</text:p>
              </table:table-cell>
              <table:table-cell office:value-type="float" office:value="48.2513">
                <text:p>48.2513</text:p>
              </table:table-cell>
              <table:table-cell office:value-type="float" office:value="492.391">
                <text:p>492.391</text:p>
              </table:table-cell>
            </table:table-row>
            <table:table-row>
              <table:table-cell office:value-type="string">
                <text:p>SELECTION SORT</text:p>
                <draw:g>
                  <svg:desc>Sheet1.A6:Sheet1.A6</svg:desc>
                </draw:g>
              </table:table-cell>
              <table:table-cell office:value-type="float" office:value="0.00353">
                <text:p>0.00353</text:p>
                <draw:g>
                  <svg:desc>Sheet1.B6:Sheet1.L6</svg:desc>
                </draw:g>
              </table:table-cell>
              <table:table-cell office:value-type="float" office:value="0.022701">
                <text:p>0.022701</text:p>
              </table:table-cell>
              <table:table-cell office:value-type="float" office:value="0.104946">
                <text:p>0.104946</text:p>
              </table:table-cell>
              <table:table-cell office:value-type="float" office:value="0.274644">
                <text:p>0.274644</text:p>
              </table:table-cell>
              <table:table-cell office:value-type="float" office:value="0.306035">
                <text:p>0.306035</text:p>
              </table:table-cell>
              <table:table-cell office:value-type="float" office:value="2.10512">
                <text:p>2.10512</text:p>
              </table:table-cell>
              <table:table-cell office:value-type="float" office:value="8.77707">
                <text:p>8.77707</text:p>
              </table:table-cell>
              <table:table-cell office:value-type="float" office:value="20.264">
                <text:p>20.264</text:p>
              </table:table-cell>
              <table:table-cell office:value-type="float" office:value="43.5878">
                <text:p>43.5878</text:p>
              </table:table-cell>
              <table:table-cell office:value-type="float" office:value="370.265">
                <text:p>370.265</text:p>
              </table:table-cell>
              <table:table-cell office:value-type="float" office:value="2054.99">
                <text:p>2054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703cm" style:legend-expansion="high" chart:style-name="ch2"/>
        <chart:plot-area chart:style-name="ch3" table:cell-range-address="Sheet1.B2:Sheet1.R2 Sheet1.A8:Sheet1.M10" chart:data-source-has-labels="column" svg:x="0.32cm" svg:y="0.18cm" svg:width="11.714cm" svg:height="8.64cm">
          <chartooo:coordinate-region svg:x="1.047cm" svg:y="0.38cm" svg:width="10.33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M8" chart:label-cell-address="Sheet1.A8:Sheet1.A8" chart:class="chart:scatter">
            <chart:domain table:cell-range-address="Sheet1.B2:Sheet1.R2"/>
            <chart:data-point chart:repeated="17"/>
          </chart:series>
          <chart:series chart:style-name="ch7" chart:values-cell-range-address="Sheet1.B9:Sheet1.M9" chart:label-cell-address="Sheet1.A9:Sheet1.A9" chart:class="chart:scatter">
            <chart:data-point chart:repeated="17"/>
          </chart:series>
          <chart:series chart:style-name="ch8" chart:values-cell-range-address="Sheet1.B10:Sheet1.M10" chart:label-cell-address="Sheet1.A10:Sheet1.A10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B2:Sheet1.R2</svg:desc>
                </draw:g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7500">
                <text:p>7500</text:p>
              </table:table-cell>
              <table:table-cell office:value-type="float" office:value="10000">
                <text:p>100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250000">
                <text:p>250000</text:p>
              </table:table-cell>
              <table:table-cell office:value-type="float" office:value="750000">
                <text:p>750000</text:p>
              </table:table-cell>
              <table:table-cell office:value-type="float" office:value="1000000">
                <text:p>1000000</text:p>
              </table:table-cell>
              <table:table-cell office:value-type="float" office:value="2500000">
                <text:p>25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string">
                <text:p>MERGE SORT</text:p>
                <draw:g>
                  <svg:desc>Sheet1.A8:Sheet1.A8</svg:desc>
                </draw:g>
              </table:table-cell>
              <table:table-cell office:value-type="float" office:value="0.000541">
                <text:p>0.000541</text:p>
                <draw:g>
                  <svg:desc>Sheet1.B8:Sheet1.M8</svg:desc>
                </draw:g>
              </table:table-cell>
              <table:table-cell office:value-type="float" office:value="0.001593">
                <text:p>0.001593</text:p>
              </table:table-cell>
              <table:table-cell office:value-type="float" office:value="0.001684">
                <text:p>0.001684</text:p>
              </table:table-cell>
              <table:table-cell office:value-type="float" office:value="0.003611">
                <text:p>0.003611</text:p>
              </table:table-cell>
              <table:table-cell office:value-type="float" office:value="0.006731">
                <text:p>0.006731</text:p>
              </table:table-cell>
              <table:table-cell office:value-type="float" office:value="0.01153">
                <text:p>0.01153</text:p>
              </table:table-cell>
              <table:table-cell office:value-type="float" office:value="0.012187">
                <text:p>0.012187</text:p>
              </table:table-cell>
              <table:table-cell office:value-type="float" office:value="0.015738">
                <text:p>0.015738</text:p>
              </table:table-cell>
              <table:table-cell office:value-type="float" office:value="0.020346">
                <text:p>0.020346</text:p>
              </table:table-cell>
              <table:table-cell office:value-type="float" office:value="0.055479">
                <text:p>0.055479</text:p>
              </table:table-cell>
              <table:table-cell office:value-type="float" office:value="0.178287">
                <text:p>0.178287</text:p>
              </table:table-cell>
              <table:table-cell office:value-type="float" office:value="0.241731">
                <text:p>0.241731</text:p>
              </table:table-cell>
            </table:table-row>
            <table:table-row>
              <table:table-cell office:value-type="string">
                <text:p>QUICK SORT</text:p>
                <draw:g>
                  <svg:desc>Sheet1.A9:Sheet1.A9</svg:desc>
                </draw:g>
              </table:table-cell>
              <table:table-cell office:value-type="float" office:value="0.000381">
                <text:p>0.000381</text:p>
                <draw:g>
                  <svg:desc>Sheet1.B9:Sheet1.M9</svg:desc>
                </draw:g>
              </table:table-cell>
              <table:table-cell office:value-type="float" office:value="0.001174">
                <text:p>0.001174</text:p>
              </table:table-cell>
              <table:table-cell office:value-type="float" office:value="0.002741">
                <text:p>0.002741</text:p>
              </table:table-cell>
              <table:table-cell office:value-type="float" office:value="0.00398">
                <text:p>0.00398</text:p>
              </table:table-cell>
              <table:table-cell office:value-type="float" office:value="0.007006">
                <text:p>0.007006</text:p>
              </table:table-cell>
              <table:table-cell office:value-type="float" office:value="0.007967">
                <text:p>0.007967</text:p>
              </table:table-cell>
              <table:table-cell office:value-type="float" office:value="0.01401">
                <text:p>0.01401</text:p>
              </table:table-cell>
              <table:table-cell office:value-type="float" office:value="0.017735">
                <text:p>0.017735</text:p>
              </table:table-cell>
              <table:table-cell office:value-type="float" office:value="0.023418">
                <text:p>0.023418</text:p>
              </table:table-cell>
              <table:table-cell office:value-type="float" office:value="0.062879">
                <text:p>0.062879</text:p>
              </table:table-cell>
              <table:table-cell office:value-type="float" office:value="0.203839">
                <text:p>0.203839</text:p>
              </table:table-cell>
              <table:table-cell office:value-type="float" office:value="0.282439">
                <text:p>0.282439</text:p>
              </table:table-cell>
            </table:table-row>
            <table:table-row>
              <table:table-cell office:value-type="string">
                <text:p>HEAP SORT</text:p>
                <draw:g>
                  <svg:desc>Sheet1.A10:Sheet1.A10</svg:desc>
                </draw:g>
              </table:table-cell>
              <table:table-cell office:value-type="float" office:value="0.001118">
                <text:p>0.001118</text:p>
                <draw:g>
                  <svg:desc>Sheet1.B10:Sheet1.M10</svg:desc>
                </draw:g>
              </table:table-cell>
              <table:table-cell office:value-type="float" office:value="0.002316">
                <text:p>0.002316</text:p>
              </table:table-cell>
              <table:table-cell office:value-type="float" office:value="0.003376">
                <text:p>0.003376</text:p>
              </table:table-cell>
              <table:table-cell office:value-type="float" office:value="0.004157">
                <text:p>0.004157</text:p>
              </table:table-cell>
              <table:table-cell office:value-type="float" office:value="0.005193">
                <text:p>0.005193</text:p>
              </table:table-cell>
              <table:table-cell office:value-type="float" office:value="0.008937">
                <text:p>0.008937</text:p>
              </table:table-cell>
              <table:table-cell office:value-type="float" office:value="0.020355">
                <text:p>0.020355</text:p>
              </table:table-cell>
              <table:table-cell office:value-type="float" office:value="0.031843">
                <text:p>0.031843</text:p>
              </table:table-cell>
              <table:table-cell office:value-type="float" office:value="0.041302">
                <text:p>0.041302</text:p>
              </table:table-cell>
              <table:table-cell office:value-type="float" office:value="0.111543">
                <text:p>0.111543</text:p>
              </table:table-cell>
              <table:table-cell office:value-type="float" office:value="0.386427">
                <text:p>0.386427</text:p>
              </table:table-cell>
              <table:table-cell office:value-type="float" office:value="0.547756">
                <text:p>0.5477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